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8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1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4.81541666666667cm" style:use-optimal-column-width="true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5" table:default-cell-style-name="ce6"/>
        <table:table-column table:style-name="co9" table:number-columns-repeated="15362" table:default-cell-style-name="ce3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7" table:style-name="ce3"/>
        </table:table-row>
        <table:table-row table:style-name="ro1">
          <table:table-cell office:value-type="string" table:number-columns-spanned="1" table:number-rows-spanned="6" table:style-name="ce11">
            <text:p>User</text:p>
          </table:table-cell>
          <table:table-cell office:value-type="string" table:style-name="ce4">
            <text:p>/login</text:p>
          </table:table-cell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Login Yourself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register</text:p>
          </table:table-cell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Register Yourself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Data of user</text:p>
          </table:table-cell>
          <table:table-cell office:value-type="string" table:style-name="ce6">
            <text:p>Get your Profile Data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password | firstname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your Profile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your Account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publisher</text:p>
          </table:table-cell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secret = 'zozo'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Set User as Publisher</text:p>
          </table:table-cell>
          <table:table-cell table:number-columns-repeated="16377" table:style-name="ce3"/>
        </table:table-row>
        <table:table-row table:number-rows-repeated="2" table:style-name="ro1">
          <table:table-cell table:number-columns-repeated="7" table:style-name="ce6"/>
          <table:table-cell table:number-columns-repeated="16377" table:style-name="ce3"/>
        </table:table-row>
        <table:table-row table:style-name="ro1">
          <table:table-cell office:value-type="string" table:number-columns-spanned="1" table:number-rows-spanned="4" table:style-name="ce11">
            <text:p>Comments</text:p>
          </table:table-cell>
          <table:table-cell office:value-type="string" table:style-name="ce4">
            <text:p>/comment/[img_id]</text:p>
          </table:table-cell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List comments or Error</text:p>
          </table:table-cell>
          <table:table-cell office:value-type="string" table:style-name="ce6">
            <text:p>Get Comments from img_id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comment/[img_id]</text:p>
          </table:table-cell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Comment on img_id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Comment</text:p>
          </table:table-cell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Comment</text:p>
          </table:table-cell>
          <table:table-cell table:number-columns-repeated="16377" table:style-name="ce3"/>
        </table:table-row>
        <table:table-row table:style-name="ro1">
          <table:table-cell table:number-columns-repeated="7" table:style-name="ce6"/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5" table:style-name="ce11">
            <text:p>Images</text:p>
          </table:table-cell>
          <table:table-cell office:value-type="string" table:style-name="ce4">
            <text:p>/gallery/[page]</text:p>
          </table:table-cell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Data of imgs in page or Error</text:p>
          </table:table-cell>
          <table:table-cell office:value-type="string" table:style-name="ce6">
            <text:p>Get Images of a page</text:p>
          </table:table-cell>
          <table:table-cell table:number-columns-repeated="1015" table:style-name="ce6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4">
            <text:p>/image</text:p>
          </table:table-cell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&amp;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Image</text:p>
          </table:table-cell>
          <table:table-cell table:number-columns-repeated="1015" table:style-name="ce6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|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Image</text:p>
          </table:table-cell>
          <table:table-cell table:number-columns-repeated="1015" table:style-name="ce6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Image</text:p>
          </table:table-cell>
          <table:table-cell table:number-columns-repeated="1015" table:style-name="ce6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4">
            <text:p>/image/[img_id]/favorite</text:p>
          </table:table-cell>
          <table:table-cell office:value-type="string" table:style-name="ce5">
            <text:p>POST</text:p>
          </table:table-cell>
          <table:table-cell office:value-type="string" table:style-name="ce10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Favorite Image</text:p>
          </table:table-cell>
          <table:table-cell table:number-columns-repeated="1015" table:style-name="ce6"/>
          <table:table-cell table:number-columns-repeated="15362" table:style-name="ce1"/>
        </table:table-row>
        <table:table-row table:style-name="ro1">
          <table:table-cell table:style-name="ce7"/>
          <table:table-cell table:number-columns-repeated="1021" table:style-name="ce6"/>
          <table:table-cell table:number-columns-repeated="1536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Minori</dc:creator>
    <meta:creation-date>2019-02-19T21:46:44Z</meta:creation-date>
    <dc:date>2019-07-08T17:37:32Z</dc:date>
    <meta:editing-cycles>4</meta:editing-cycles>
    <meta:editing-duration>PT41608S</meta:editing-duration>
  </office:meta>
</office:document-meta>
</file>